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frame-display-scrollbar="true" draw:frame-display-border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8.333cm" style:use-optimal-column-width="false"/>
    </style:style>
    <style:style style:name="co2" style:family="table-column">
      <style:table-column-properties style:column-width="8.3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58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style:text-properties fo:font-size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Serverspec </text:p>
            <text:p>DevOps North Ea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Test DevOps co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Ops code is code like any other code</text:p>
              </text:list-item>
              <text:list-item>
                <text:p>Error in automation can poliferate quickly</text:p>
              </text:list-item>
              <text:list-item>
                <text:p>Provide an audit for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er Reviews</text:p>
              </text:list-item>
              <text:list-item>
                <text:p>Linters/Syntax Checkers</text:p>
              </text:list-item>
              <text:list-item>
                <text:p>Unit Testing</text:p>
              </text:list-item>
              <text:list-item>
                <text:p>Server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to Serverspe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Gosuke Miyashita (mizzy)</text:p>
              </text:list-item>
              <text:list-item>
                <text:p>Set of Types <text:s/>and Matcher for Ruby’s Rspec DSL</text:p>
              </text:list-item>
              <text:list-item>
                <text:p>Provides a way of automating the testing of Chef/Puppet/Ansible code</text:p>
              </text:list-item>
              <text:list-item>
                <text:p>Support execution on Linux/OSX/Windows</text:p>
              </text:list-item>
              <text:list-item>
                <text:p>Uses Specinfra backends to carry out tasks</text:p>
              </text:list-item>
              <text:list-item>
                <text:p>Extendable using ruby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ource Types</text:p>
          </draw:text-box>
        </draw:frame>
        <draw:frame draw:style-name="standard" draw:layer="layout" svg:width="24.999cm" svg:height="14.383cm" svg:x="1.147cm" svg:y="4.07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/>
              <table:table-cell/>
              <table:table-cell/>
            </table:table-row>
            <table:table-row table:style-name="ro2" table:default-cell-style-name="lightblue2">
              <table:table-cell>
                <text:p text:style-name="P2"><text:span text:style-name="T1">bond</text:span></text:p>
              </table:table-cell>
              <table:table-cell>
                <text:p text:style-name="P2"><text:span text:style-name="T1">ip6tables</text:span></text:p>
              </table:table-cell>
              <table:table-cell>
                <text:p text:style-name="P2"><text:span text:style-name="T1">process</text:span></text:p>
              </table:table-cell>
            </table:table-row>
            <table:table-row table:style-name="ro2" table:default-cell-style-name="lightblue1">
              <table:table-cell>
                <text:p text:style-name="P2"><text:span text:style-name="T1">bridge</text:span></text:p>
              </table:table-cell>
              <table:table-cell>
                <text:p text:style-name="P2"><text:span text:style-name="T1">ipfilter</text:span></text:p>
              </table:table-cell>
              <table:table-cell>
                <text:p text:style-name="P2"><text:span text:style-name="T1">routing_table</text:span></text:p>
              </table:table-cell>
            </table:table-row>
            <table:table-row table:style-name="ro2" table:default-cell-style-name="lightblue2">
              <table:table-cell>
                <text:p text:style-name="P2"><text:span text:style-name="T1">cgroup</text:span></text:p>
              </table:table-cell>
              <table:table-cell>
                <text:p text:style-name="P2"><text:span text:style-name="T1">ipnat</text:span></text:p>
              </table:table-cell>
              <table:table-cell>
                <text:p text:style-name="P2"><text:span text:style-name="T1">selinux</text:span></text:p>
              </table:table-cell>
            </table:table-row>
            <table:table-row table:style-name="ro2" table:default-cell-style-name="lightblue1">
              <table:table-cell>
                <text:p text:style-name="P2"><text:span text:style-name="T1">command</text:span></text:p>
              </table:table-cell>
              <table:table-cell>
                <text:p text:style-name="P2"><text:span text:style-name="T1">iptables</text:span></text:p>
              </table:table-cell>
              <table:table-cell>
                <text:p text:style-name="P2"><text:span text:style-name="T1">selinux_module</text:span></text:p>
              </table:table-cell>
            </table:table-row>
            <table:table-row table:style-name="ro2" table:default-cell-style-name="lightblue2">
              <table:table-cell>
                <text:p text:style-name="P2"><text:span text:style-name="T1">cron</text:span></text:p>
              </table:table-cell>
              <table:table-cell>
                <text:p text:style-name="P2"><text:span text:style-name="T1">kernel_module</text:span></text:p>
              </table:table-cell>
              <table:table-cell>
                <text:p text:style-name="P2"><text:span text:style-name="T1">service</text:span></text:p>
              </table:table-cell>
            </table:table-row>
            <table:table-row table:style-name="ro2" table:default-cell-style-name="lightblue1">
              <table:table-cell>
                <text:p text:style-name="P2"><text:span text:style-name="T1">default_gateway</text:span></text:p>
              </table:table-cell>
              <table:table-cell>
                <text:p text:style-name="P2"><text:span text:style-name="T1">linux_audit_system</text:span></text:p>
              </table:table-cell>
              <table:table-cell>
                <text:p text:style-name="P2"><text:span text:style-name="T1">user</text:span></text:p>
              </table:table-cell>
            </table:table-row>
            <table:table-row table:style-name="ro2" table:default-cell-style-name="lightblue2">
              <table:table-cell>
                <text:p text:style-name="P2"><text:span text:style-name="T1">docker_container</text:span></text:p>
              </table:table-cell>
              <table:table-cell>
                <text:p text:style-name="P2"><text:span text:style-name="T1">linux_kernel_parameter</text:span></text:p>
              </table:table-cell>
              <table:table-cell>
                <text:p text:style-name="P2"><text:span text:style-name="T1">x509_certificate</text:span></text:p>
              </table:table-cell>
            </table:table-row>
            <table:table-row table:style-name="ro2" table:default-cell-style-name="lightblue1">
              <table:table-cell>
                <text:p text:style-name="P2"><text:span text:style-name="T1">docker_image</text:span></text:p>
              </table:table-cell>
              <table:table-cell>
                <text:p text:style-name="P2"><text:span text:style-name="T1">lxc</text:span></text:p>
              </table:table-cell>
              <table:table-cell>
                <text:p text:style-name="P2"><text:span text:style-name="T1">x509_private_key</text:span></text:p>
              </table:table-cell>
            </table:table-row>
            <table:table-row table:style-name="ro2" table:default-cell-style-name="lightblue2">
              <table:table-cell>
                <text:p text:style-name="P2"><text:span text:style-name="T1">file</text:span></text:p>
              </table:table-cell>
              <table:table-cell>
                <text:p text:style-name="P2"><text:span text:style-name="T1">mail_alias</text:span></text:p>
              </table:table-cell>
              <table:table-cell>
                <text:p text:style-name="P2"><text:span text:style-name="T1">windows_feature</text:span></text:p>
              </table:table-cell>
            </table:table-row>
            <table:table-row table:style-name="ro2" table:default-cell-style-name="lightblue1">
              <table:table-cell>
                <text:p text:style-name="P2"><text:span text:style-name="T1">group</text:span></text:p>
              </table:table-cell>
              <table:table-cell>
                <text:p text:style-name="P2"><text:span text:style-name="T1">mysql_config</text:span></text:p>
              </table:table-cell>
              <table:table-cell>
                <text:p text:style-name="P2"><text:span text:style-name="T1">windows_registry_key</text:span></text:p>
              </table:table-cell>
            </table:table-row>
            <table:table-row table:style-name="ro2" table:default-cell-style-name="lightblue2">
              <table:table-cell>
                <text:p text:style-name="P2"><text:span text:style-name="T1">host</text:span></text:p>
              </table:table-cell>
              <table:table-cell>
                <text:p text:style-name="P2"><text:span text:style-name="T1">package</text:span></text:p>
              </table:table-cell>
              <table:table-cell>
                <text:p text:style-name="P2"><text:span text:style-name="T1">yumrepo</text:span></text:p>
              </table:table-cell>
            </table:table-row>
            <table:table-row table:style-name="ro2" table:default-cell-style-name="lightblue1">
              <table:table-cell>
                <text:p text:style-name="P2"><text:span text:style-name="T1">iis_app_pool</text:span></text:p>
              </table:table-cell>
              <table:table-cell>
                <text:p text:style-name="P2"><text:span text:style-name="T1">php_config</text:span></text:p>
              </table:table-cell>
              <table:table-cell>
                <text:p text:style-name="P2"><text:span text:style-name="T1">zfs</text:span></text:p>
              </table:table-cell>
            </table:table-row>
            <table:table-row table:style-name="ro2" table:default-cell-style-name="lightblue2">
              <table:table-cell>
                <text:p text:style-name="P2"><text:span text:style-name="T1">iis_website</text:span></text:p>
              </table:table-cell>
              <table:table-cell>
                <text:p text:style-name="P2"><text:span text:style-name="T1">port</text:span></text:p>
              </table:table-cell>
              <table:table-cell/>
            </table:table-row>
            <table:table-row table:style-name="ro2" table:default-cell-style-name="lightblue1">
              <table:table-cell>
                <text:p text:style-name="P2"><text:span text:style-name="T1">intecronrface</text:span></text:p>
              </table:table-cell>
              <table:table-cell>
                <text:p text:style-name="P2"><text:span text:style-name="T1">ppa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9.999cm" svg:height="9.999cm" svg:x="9cm" svg:y="5.5cm">
          <draw:floating-frame xlink:href="../../../../../bondbridgecgroupcommandcrondefault_gatewaydocker_containerdocker_imagefilegrouphostiis_app_pooliis_websiteinterfaceip6tablesipfilteripnatiptableskernel_modulelinux_audit_systemlinux_kernel_parameterlxcmail_aliasmysql_configpackagephp_configportppaprocessrouting_tableselinuxselinux_moduleserviceuserx509_certificatex509_private_keywindows_featurewindows_registry_keyyumrepozfs" xlink:type="simple" xlink:show="embed" xlink:actuate="onLoad" draw:frame-name="leek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al 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execute locally on Linux/Macintosh Host we use the exec backend:</text:p>
                <text:list>
                  <text:list-item>
                    <text:p>set :backend, :exec</text:p>
                  </text:list-item>
                </text:list>
              </text:list-item>
              <text:list-item>
                <text:p>To execute locally on Windows Host we use the cmd backend:</text:p>
                <text:list>
                  <text:list-item>
                    <text:p>set :backend, :cm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SH Back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SSH backend uses SSH to target Unix hosts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1.944cm" svg:height="8.131cm" svg:x="6.2cm" svg:y="8.4cm">
          <draw:text-box>
            <text:p><text:span text:style-name="T2">set :backend, :ssh</text:span></text:p>
            <text:p><text:span text:style-name="T2"/></text:p>
            <text:p><text:span text:style-name="T2"><text:s text:c="2"/></text:span><text:span text:style-name="T2">if ENV['ASK_SUDO_PASSWORD']</text:span></text:p>
            <text:p><text:span text:style-name="T2"><text:s text:c="4"/></text:span><text:span text:style-name="T2">begin</text:span></text:p>
            <text:p><text:span text:style-name="T2"><text:s text:c="6"/></text:span><text:span text:style-name="T2">require 'highline/import'</text:span></text:p>
            <text:p><text:span text:style-name="T2"><text:s text:c="4"/></text:span><text:span text:style-name="T2">rescue LoadError</text:span></text:p>
            <text:p><text:span text:style-name="T2"><text:s text:c="6"/></text:span><text:span text:style-name="T2">fail "highline is not available. Try installing it."</text:span></text:p>
            <text:p><text:span text:style-name="T2"><text:s text:c="4"/></text:span><text:span text:style-name="T2">end</text:span></text:p>
            <text:p><text:span text:style-name="T2"><text:s text:c="4"/></text:span><text:span text:style-name="T2">set :sudo_password, ask("Enter sudo password: ") { |q| q.echo = false }</text:span></text:p>
            <text:p><text:span text:style-name="T2"><text:s text:c="2"/></text:span><text:span text:style-name="T2">else</text:span></text:p>
            <text:p><text:span text:style-name="T2"><text:s text:c="4"/></text:span><text:span text:style-name="T2">set :sudo_password, ENV['SUDO_PASSWORD']</text:span></text:p>
            <text:p><text:span text:style-name="T2"><text:s text:c="2"/></text:span><text:span text:style-name="T2">end</text:span></text:p>
            <text:p><text:span text:style-name="T2"/></text:p>
            <text:p><text:span text:style-name="T2"><text:s text:c="2"/></text:span><text:span text:style-name="T2">ssh_user = target_properties[:user] || Etc.getlogin</text:span></text:p>
            <text:p><text:span text:style-name="T2"/></text:p>
            <text:p><text:span text:style-name="T2"><text:s text:c="2"/></text:span><text:span text:style-name="T2">options = Net::SSH::Config.for(host)</text:span></text:p>
            <text:p><text:span text:style-name="T2"><text:s text:c="2"/></text:span><text:span text:style-name="T2">options[:user] ||= ssh_user</text:span></text:p>
            <text:p><text:span text:style-name="T2"/></text:p>
            <text:p><text:span text:style-name="T2"><text:s text:c="2"/></text:span><text:span text:style-name="T2">set :host, <text:s text:c="7"/>options[:host_name] || host</text:span></text:p>
            <text:p><text:span text:style-name="T2"><text:s text:c="2"/></text:span><text:span text:style-name="T2">set :ssh_options, op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ing Vagrant with SSH back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e can also use the ssh backend with vagrant boxes to do so we so extra config to the spec_helper.rb</text:span></text:p>
                <text:p/>
              </text:list-item>
            </text:list>
          </draw:text-box>
        </draw:frame>
        <draw:frame draw:style-name="gr4" draw:text-style-name="P5" draw:layer="layout" svg:width="0.502cm" svg:height="0.962cm" svg:x="11.2cm" svg:y="5.6cm">
          <draw:text-box>
            <text:p/>
          </draw:text-box>
        </draw:frame>
        <draw:frame draw:style-name="gr5" draw:text-style-name="P6" draw:layer="layout" svg:width="2cm" svg:height="42.25cm" svg:x="9.6cm" svg:y="11.4cm">
          <draw:text-box>
            <text:p/>
          </draw:text-box>
        </draw:frame>
        <draw:frame draw:style-name="gr6" draw:text-style-name="P5" draw:layer="layout" svg:width="19.4cm" svg:height="0.962cm" svg:x="5.6cm" svg:y="10cm">
          <draw:text-box>
            <text:p/>
          </draw:text-box>
        </draw:frame>
        <draw:frame draw:style-name="gr7" draw:text-style-name="P8" draw:layer="layout" svg:width="22.6cm" svg:height="11.677cm" svg:x="3.2cm" svg:y="7.4cm">
          <draw:text-box>
            <text:p text:style-name="P7">require 'tempfile'</text:p>
            <text:p text:style-name="P7"/>
            <text:p text:style-name="P7">set :backend, :ssh</text:p>
            <text:p text:style-name="P7"/>
            <text:p text:style-name="P7">if ENV['ASK_SUDO_PASSWORD']</text:p>
            <text:p text:style-name="P7"><text:s text:c="2"/>begin</text:p>
            <text:p text:style-name="P7"><text:s text:c="4"/>require 'highline/import'</text:p>
            <text:p text:style-name="P7"><text:s text:c="2"/>rescue LoadError</text:p>
            <text:p text:style-name="P7"><text:s text:c="4"/>fail "highline is not available. Try installing it."</text:p>
            <text:p text:style-name="P7"><text:s text:c="2"/>end</text:p>
            <text:p text:style-name="P7"><text:s text:c="2"/>set :sudo_password, ask("Enter sudo password: ") { |q| q.echo = false }</text:p>
            <text:p text:style-name="P7">else</text:p>
            <text:p text:style-name="P7"><text:s text:c="2"/>set :sudo_password, ENV['SUDO_PASSWORD']</text:p>
            <text:p text:style-name="P7">end</text:p>
            <text:p text:style-name="P7"/>
            <text:p text:style-name="P7">host = ENV['TARGET_HOST']</text:p>
            <text:p text:style-name="P7"/>
            <text:p text:style-name="P7">`vagrant up #{host}`</text:p>
            <text:p text:style-name="P7"/>
            <text:p text:style-name="P7">config = Tempfile.new('', Dir.tmpdir)</text:p>
            <text:p text:style-name="P7">config.write(`vagrant ssh-config #{host}`)</text:p>
            <text:p text:style-name="P7">config.close</text:p>
            <text:p text:style-name="P7"/>
            <text:p text:style-name="P7">options = Net::SSH::Config.for(host, [config.path])</text:p>
            <text:p text:style-name="P7"/>
            <text:p text:style-name="P7">options[:user] ||= Etc.getlogin</text:p>
            <text:p text:style-name="P7"/>
            <text:p text:style-name="P7">set :host, <text:s text:c="7"/>options[:host_name] || host</text:p>
            <text:p text:style-name="P7">set :ssh_options, op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cker Backend</text:p>
          </draw:text-box>
        </draw:frame>
        <draw:frame presentation:style-name="pr5" draw:text-style-name="P9" draw:layer="layout" svg:width="25.199cm" svg:height="12.179cm" svg:x="1.601cm" svg:y="4.2cm" presentation:class="outline" presentation:user-transformed="true">
          <draw:text-box>
            <text:list text:style-name="L2">
              <text:list-item>
                <text:p text:style-name="P9">Serverspec can also run in docker containers using the docker backend: we can use:</text:p>
                <text:list>
                  <text:list-item>
                    <text:p><text:span text:style-name="T4">Running containers</text:span></text:p>
                    <text:list>
                      <text:list-item>
                        <text:p><text:span text:style-name="T5">set :backend, :docker</text:span></text:p>
                        <text:p><text:span text:style-name="T5">set :docker_container, ‘some_container’</text:span></text:p>
                      </text:list-item>
                    </text:list>
                  </text:list-item>
                  <text:list-item>
                    <text:p><text:span text:style-name="T4">Images from a container registry</text:span></text:p>
                    <text:list>
                      <text:list-item>
                        <text:p><text:span text:style-name="T5">set :backend, :docker</text:span></text:p>
                        <text:p><text:span text:style-name="T5">set :docker_image, ‘jenkinsci/jenkins’</text:span></text:p>
                      </text:list-item>
                    </text:list>
                  </text:list-item>
                  <text:list-item>
                    <text:p><text:span text:style-name="T4">Images from a Dockerfile</text:span></text:p>
                    <text:list>
                      <text:list-item>
                        <text:p><text:span text:style-name="T5">set :backend, :docker</text:span></text:p>
                        <text:p><text:span text:style-name="T5">image = Docker::Image.build_from_dir(“.”)</text:span></text:p>
                        <text:p><text:span text:style-name="T5">set :docker_image,image.id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We can set the :docker_container_create_options property with a hash containing container options such as volumes and port bindings if we need to have specific settings</text:span></text:p>
              </text:list-item>
              <text:list-item>
                <text:p text:style-name="P9"><text:span text:style-name="T6">We can also set the :docker_url property to set a remote docker host or if we do not use the default docker sock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rters and Formatt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spec can use any of the core or cutom rspec formatters</text:p>
                <text:list>
                  <text:list-item>
                    <text:p>documention <text:s/>– Prints a text summary of the specification, suitable a use as documentation</text:p>
                  </text:list-item>
                  <text:list-item>
                    <text:p>progress <text:s/>– Show a test progress as dots “.” or “F” for failed tests</text:p>
                  </text:list-item>
                  <text:list-item>
                    <text:p>html – Outputs a HTML based report of the tests</text:p>
                  </text:list-item>
                  <text:list-item>
                    <text:p>RspecJunitFormatter – Output the test results in junit compatible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grating with Pipeli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-using Tests (examples)</text:p>
          </draw:text-box>
        </draw:frame>
        <draw:frame presentation:style-name="pr5" draw:layer="layout" svg:width="25.199cm" svg:height="14.086cm" svg:x="1.601cm" svg:y="4.314cm" presentation:class="outline" presentation:user-transformed="true">
          <draw:text-box>
            <text:list text:style-name="L2">
              <text:list-item>
                <text:p><text:span text:style-name="T6">We can use a feature from Rspec called “shared examples” to re-use tests. We simply define these shared examples inside of ruby files (usually under spec/shared/), and then include them in our specs.</text:span></text:p>
              </text:list-item>
              <text:list-item>
                <text:p><text:span text:style-name="T6">In the shared test file</text:span></text:p>
                <text:list>
                  <text:list-header>
                    <text:p><text:span text:style-name="T7">shared_examples 'serverspec' do</text:span></text:p>
                    <text:p><text:span text:style-name="T7"><text:s text:c="2"/></text:span><text:span text:style-name="T7">describe package('ruby') do</text:span></text:p>
                    <text:p><text:span text:style-name="T7"><text:s text:c="4"/></text:span><text:span text:style-name="T7">it { is_expected.to be_installed }</text:span></text:p>
                    <text:p><text:span text:style-name="T7"><text:s text:c="2"/></text:span><text:span text:style-name="T7">end</text:span></text:p>
                    <text:p><text:span text:style-name="T7"><text:s text:c="2"/></text:span><text:span text:style-name="T7">describe package('bundle') do</text:span></text:p>
                    <text:p><text:span text:style-name="T7"><text:s text:c="4"/></text:span><text:span text:style-name="T7">it { is_expected.to be_installed.by('gem') }</text:span></text:p>
                    <text:p><text:span text:style-name="T7"><text:s text:c="2"/></text:span><text:span text:style-name="T7">end</text:span></text:p>
                    <text:p><text:span text:style-name="T7"><text:s text:c="2"/></text:span><text:span text:style-name="T7">describe package('serverspec') do</text:span></text:p>
                    <text:p><text:span text:style-name="T7"><text:s text:c="4"/></text:span><text:span text:style-name="T7">it { is_expected.to be_installed.by('gem') }</text:span></text:p>
                    <text:p><text:span text:style-name="T7"><text:s text:c="2"/></text:span><text:span text:style-name="T7">end</text:span></text:p>
                    <text:p><text:span text:style-name="T7">end</text:span></text:p>
                  </text:list-header>
                </text:list>
              </text:list-item>
              <text:list-item>
                <text:p><text:span text:style-name="T6">In the spec file</text:span></text:p>
                <text:list>
                  <text:list-header>
                    <text:p><text:span text:style-name="T7">include_examples ‘serverspec’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erspec_launche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stom Typ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13:46:36.251831167</meta:creation-date>
    <dc:date>2017-07-02T18:58:36.274170094</dc:date>
    <meta:editing-duration>PT1H25M7S</meta:editing-duration>
    <meta:editing-cycles>12</meta:editing-cycles>
    <meta:generator>LibreOffice/5.1.6.2$Linux_X86_64 LibreOffice_project/10m0$Build-2</meta:generator>
    <meta:document-statistic meta:object-count="83"/>
  </office:meta>
</office:document-meta>
</file>